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3" style:family="paragraph" style:parent-style-name="Heading_20_3">
      <style:paragraph-properties fo:margin-top="0.1945in" fo:margin-bottom="0.0555in" loext:contextual-spacing="false" fo:keep-together="auto" fo:orphans="0" fo:widows="0"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6"><text:span text:style-name="T4">Section 1 - Name</text:span></text:p>
      <text:p text:style-name="P1"><text:span text:style-name="T5">The name of the organization shall be Distributed Hacker/Maker Network</text:span><text:span text:style-name="T9">, a.k.a. DHMN, and it</text:span><text:span text:style-name="T5"> shall be a nonprofit organization incorporated under the laws of the State of Wisconsin.</text:span></text:p>
      <text:p text:style-name="P16"><text:span text:style-name="T4">Section 2 - Purpose</text:span></text:p>
      <text:p text:style-name="P1"><text:span text:style-name="T5">DHMN is organized for charitable, scientific and education purposes. In addition to exploring the benefits of productivity through volunteer collaboration, the </text:span><text:span text:style-name="T9">DHMN’s </text:span><text:span text:style-name="T5">primary objectives are to create, educate, share and learn.</text:span></text:p>
      <text:p text:style-name="P14"><text:span text:style-name="T3">ARTICLE II — Members</text:span></text:p>
      <text:p text:style-name="P16"><text:span text:style-name="T4">Section 1 - Eligibility</text:span></text:p>
      <text:p text:style-name="P12"><text:span text:style-name="T7">Section 1.1 - Membership</text:span></text:p>
      <text:p text:style-name="P1"><text:span text:style-name="T9">Regular </text:span><text:span text:style-name="T5">members must</text:span><text:span text:style-name="T9"> h</text:span><text:span text:style-name="T5">ave two signatures from members on a completed membership application</text:span><text:span text:style-name="T9"> and b</text:span><text:span text:style-name="T5">e current on their DHMN dues payment.</text:span></text:p>
      <text:p text:style-name="P2"/>
      <text:p text:style-name="P1"><text:span text:style-name="T9">Limited members must be current on their DHMN dues payments.</text:span></text:p>
      <text:p text:style-name="P12"><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7"><text:bookmark text:name="_nj6dko1cmh45"/><text:span text:style-name="T8">Section 1.2.1 Officer Positions</text:span></text:p>
      <text:list xml:id="list5360477297240861174" text:style-name="WWNum3">
        <text:list-item>
          <text:p text:style-name="P8"><text:span text:style-name="T5">President</text:span></text:p>
        </text:list-item>
        <text:list-item>
          <text:p text:style-name="P8"><text:span text:style-name="T5">Vice President (see note </text:span><text:span text:style-name="T9">in</text:span><text:span text:style-name="T5"> Article II, Section 2.2.4)</text:span></text:p>
        </text:list-item>
        <text:list-item>
          <text:p text:style-name="P8"><text:span text:style-name="T5">Treasurer</text:span></text:p>
        </text:list-item>
        <text:list-item>
          <text:p text:style-name="P8"><text:span text:style-name="T5">Secretary</text:span></text:p>
        </text:list-item>
        <text:list-item>
          <text:p text:style-name="P8"><text:span text:style-name="T5">Chief Technology Officer</text:span></text:p>
        </text:list-item>
        <text:list-item>
          <text:p text:style-name="P8"><text:soft-page-break/><text:span text:style-name="T5">Community Liaison </text:span></text:p>
        </text:list-item>
      </text:list>
      <text:p text:style-name="P12"><text:span text:style-name="T7">Section 1.3 - General Public (non-voting participant)</text:span></text:p>
      <text:p text:style-name="P1"><text:span text:style-name="T5">Any member of the general public may participate in DHMN events and meetings that </text:span><text:span text:style-name="T9">have been designated for public participation</text:span><text:span text:style-name="T5">.</text:span></text:p>
      <text:p text:style-name="P16"><text:span text:style-name="T4">Section 2 – Rights and Responsibilities of Members</text:span></text:p>
      <text:p text:style-name="P12"><text:span text:style-name="T7">Section 2.1 - Regular Members and Limited Members</text:span></text:p>
      <text:p text:style-name="P6"/>
      <text:p text:style-name="P1"><text:span text:style-name="T9">The DHMN consists of two types of members: Regular members and Limited members.</text:span></text:p>
      <text:p text:style-name="P6"/>
      <text:p text:style-name="P1"><text:span text:style-name="T9">Regular members are more interested in frequent use and management of the physical space than are Limited members and shall pay higher monthly membership dues than Limited members.</text:span></text:p>
      <text:p text:style-name="P6"/>
      <text:p text:style-name="P1"><text:span text:style-name="T5">The </text:span><text:span text:style-name="T9">DHMN </text:span><text:span text:style-name="T5">recognizes the rights of </text:span><text:span text:style-name="T9">Regular </text:span><text:span text:style-name="T5">members who are current in their dues to have 24/7 unattended access to the </text:span><text:span text:style-name="T9">DHMN</text:span><text:span text:style-name="T5">’s space. </text:span></text:p>
      <text:p text:style-name="P6"/>
      <text:p text:style-name="P1"><text:span text:style-name="T9">Limited</text:span><text:span text:style-name="T5"> members who are current in their dues shall have access to the </text:span><text:span text:style-name="T9">DHMN’s space when a Regular member is at the space.</text:span></text:p>
      <text:p text:style-name="P6"/>
      <text:p text:style-name="P1"><text:span text:style-name="T5">The </text:span><text:span text:style-name="T9">DHMN </text:span><text:span text:style-name="T5">also recognizes the </text:span><text:span text:style-name="T9">r</text:span><text:span text:style-name="T5">ights of </text:span><text:span text:style-name="T9">R</text:span><text:span text:style-name="T5">e</text:span><text:span text:style-name="T9">gular and Limited </text:span><text:span text:style-name="T5">members to vote in all elections opened to members. The </text:span><text:span text:style-name="T9">DHMN </text:span><text:span text:style-name="T5">requires members to pay monthly dues. Members must also follow all rules set by the board pertaining to the </text:span><text:span text:style-name="T9">DHMN</text:span><text:span text:style-name="T5">’s facilities.</text:span></text:p>
      <text:p text:style-name="P12"><text:span text:style-name="T7">Section 2.2 - DHMN Officers</text:span></text:p>
      <text:p text:style-name="P1"><text:span text:style-name="T5">Officers of the DHMN shall be selected by a vote of </text:span><text:span text:style-name="T9">R</text:span><text:span text:style-name="T5">egular and Limited members and consist of willing members. Board officers may also lead a committee which fulfills the duties of the office.</text:span></text:p>
      <text:p text:style-name="P2"/>
      <text:p text:style-name="P1"><text:span text:style-name="T9">An absent officer designates their official representative, following the order of succession, i.e. President, VP, Treasurer, Secretary, C.T.O., Community Liaison.</text:span></text:p>
      <text:p text:style-name="P17"><text:span text:style-name="T6">Section 2.2.1 - President</text:span></text:p>
      <text:p text:style-name="P1"><text:span text:style-name="T5">The President</text:span><text:span text:style-name="T9">’s</text:span><text:span text:style-name="T5"> responsibilities shall be:</text:span></text:p>
      <text:list xml:id="list7454788514342185806" text:style-name="WWNum4">
        <text:list-item>
          <text:p text:style-name="P9"><text:soft-page-break/><text:span text:style-name="T5">The official representative of the DHMN organization</text:span></text:p>
        </text:list-item>
        <text:list-item>
          <text:p text:style-name="P9"><text:span text:style-name="T5">Create referendums to keep the DHMN organization relevant and solvent</text:span></text:p>
        </text:list-item>
        <text:list-item>
          <text:p text:style-name="P9"><text:span text:style-name="T5">Create referendums for the DHMN campaigns and general policy</text:span></text:p>
        </text:list-item>
        <text:list-item>
          <text:p text:style-name="P9"><text:span text:style-name="T5">Can sign binding DHMN contracts and legal documents if approved by a referendum</text:span></text:p>
        </text:list-item>
        <text:list-item>
          <text:p text:style-name="P9"><text:span text:style-name="T9">D</text:span><text:span text:style-name="T5">elegate duties at their discretion</text:span></text:p>
        </text:list-item>
        <text:list-item>
          <text:p text:style-name="P9"><text:span text:style-name="T5">Perform all actions assigned to them by referendums</text:span></text:p>
        </text:list-item>
      </text:list>
      <text:list xml:id="list2342301658606532977" text:style-name="WWNum1">
        <text:list-item>
          <text:p text:style-name="P10"><text:span text:style-name="T5">Preside over official meetings </text:span></text:p>
        </text:list-item>
        <text:list-item>
          <text:p text:style-name="P10"><text:span text:style-name="T5">Appoint members in needed official roles until the next meeting, where the appointment will be held for a vote.</text:span></text:p>
        </text:list-item>
      </text:list>
      <text:p text:style-name="P17"><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9">addition of content to the main DHMN website (while Community Liaison coordinates DHMN website updates such as event info, press releases and typical PR materials).</text:span></text:p>
      <text:p text:style-name="P17"><text:span text:style-name="T6">Section 2.2.3 - Treasurer</text:span></text:p>
      <text:p text:style-name="P1"><text:span text:style-name="T5">The Treasurer shall have custody of, and be held accountable for, all funds and assets of the </text:span><text:span text:style-name="T9">DHMN</text:span><text:span text:style-name="T5">, receive and give receipts for all monetary transactions of the </text:span><text:span text:style-name="T9">DHMN</text:span><text:span text:style-name="T5">, maintain </text:span><text:span text:style-name="T9">records of all transactions</text:span><text:span text:style-name="T5">, and deposit all such monies in the name of the </text:span><text:span text:style-name="T9">DHMN</text:span><text:span text:style-name="T5">. The treasurer shall publish a monthly and annual financial report. <text:s/>Any trans</text:span><text:span text:style-name="T9">action larger than 10% of monthly revenue shall require a board vote.</text:span></text:p>
      <text:p text:style-name="P2"/>
      <text:p text:style-name="P1"><text:span text:style-name="T6">Section 2.2.4 - Vice-President </text:span><text:span text:style-name="T10"><text:s/>(Inactive)</text:span></text:p>
      <text:p text:style-name="P1"><text:span text:style-name="T9">Traditional role is to supplement the role of the President as necessary, however, for our purposes we would consider activating this position in order to fulfill 501c3 Non-profit organization requirements. <text:s/></text:span></text:p>
      <text:p text:style-name="P5"/>
      <text:p text:style-name="P1"><text:span text:style-name="T6">Section 2.2.5 - Chief Technology Officer</text:span></text:p>
      <text:p text:style-name="P1"><text:span text:style-name="T5">The Chief Technology Officer shall be the arbiter of official direction when a conflict in technological methods arises (</text:span><text:span text:style-name="T9">e.g.</text:span><text:span text:style-name="T5"> the case of conflicting wifi access points set up during an official function).</text:span></text:p>
      <text:p text:style-name="P2"/>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oft-page-break/><text:span text:style-name="T6">Section 2.2.6 - Community Liaison</text:span></text:p>
      <text:p text:style-name="P1"><text:span text:style-name="T9">Responsible for official communications outside of the DHMN (i.e. press inquiries, Twitter, calendar updates, website updates, Facebook, answer calls).</text:span></text:p>
      <text:p text:style-name="P16"><text:span text:style-name="T4">Section 3 - Resignation and Expulsion</text:span></text:p>
      <text:p text:style-name="P12"><text:span text:style-name="T7">Section 3.1 - Regular and Limited Members</text:span></text:p>
      <text:p text:style-name="P1"><text:span text:style-name="T9">Regular and Limited</text:span><text:span text:style-name="T5"> members may be expelled from the </text:span><text:span text:style-name="T9">DHMN by proposal and vote of the </text:span><text:span text:style-name="T5">DHMN boar</text:span><text:span text:style-name="T9">d of </text:span><text:span text:style-name="T5">officers if </text:span><text:span text:style-name="T9">the members </text:span><text:span text:style-name="T5">fail to observe the </text:span><text:span text:style-name="T9">member responsibilities as defined in writing by the board.</text:span></text:p>
      <text:p text:style-name="P2"/>
      <text:p text:style-name="P1"><text:span text:style-name="T5">A member may be abruptly terminated without warning if they commit a criminal act upon person or property while on </text:span><text:span text:style-name="T9">the DHMN’s </text:span><text:span text:style-name="T5">premises or at </text:span><text:span text:style-name="T9">the DHMN’s </text:span><text:span text:style-name="T5">functions.</text:span></text:p>
      <text:p text:style-name="P12"><text:span text:style-name="T7">Section 3.2 - Board Members</text:span></text:p>
      <text:p text:style-name="P1"><text:span text:style-name="T5">A member may submit a proposal to cast a re-vote for one or more given officer positions during the elected </text:span><text:span text:style-name="T9">officers’ </text:span><text:span text:style-name="T5">terms. If this proposal is struck down by the </text:span><text:span text:style-name="T9">Board of Directors</text:span><text:span text:style-name="T5">, a petition signed by one fourth of current members will overturn this decision and invoke a public election for the given board positions.</text:span></text:p>
      <text:p text:style-name="P12"><text:span text:style-name="T7">Section 3.3 - Inactivity</text:span></text:p>
      <text:p text:style-name="P1"><text:span text:style-name="T5">A member is deemed inactive if he or she fails to p</text:span><text:span text:style-name="T9">ay their dues</text:span><text:span text:style-name="T5"> </text:span><text:span text:style-name="T9">on time</text:span><text:span text:style-name="T5"> and shall forfeit membership after three consec</text:span><text:span text:style-name="T9">utive months of dues non-payment</text:span><text:span text:style-name="T5">. </text:span><text:span text:style-name="T9">A member with less than three consecutive dues non-payment will be reinstated to active status upon payment of owed dues.</text:span></text:p>
      <text:p text:style-name="P14"><text:span text:style-name="T3">ARTICLE III – Voting</text:span></text:p>
      <text:p text:style-name="P16"><text:span text:style-name="T4">Section 1 - Proposals</text:span></text:p>
      <text:p text:style-name="P1"><text:span text:style-name="T5">Written proposals must be submitted to a board member for sponsorship. If sponsored, a proposal must be made publicly available for review, </text:span><text:span text:style-name="T9">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with the exception of bylaws amendments) are as follows:</text:span></text:p>
      <text:list xml:id="list974283908208396620" text:style-name="WWNum2">
        <text:list-item>
          <text:p text:style-name="P11"><text:span text:style-name="T9">A quorum for board meetings shall be three board members participating (in person or remotely) in the meeting.</text:span></text:p>
        </text:list-item>
        <text:list-item>
          <text:p text:style-name="P11"><text:span text:style-name="T5">Majority of </text:span><text:span text:style-name="T9">“Yea”</text:span><text:span text:style-name="T5"> votes will cause vote to </text:span><text:span text:style-name="T9">pass</text:span><text:span text:style-name="T5">.</text:span></text:p>
        </text:list-item>
        <text:list-item>
          <text:p text:style-name="P11"><text:span text:style-name="T5">A proposal vote can only be re-proposed once. A second vote resulting in a majori</text:span><text:span text:style-name="T9">ty of </text:span><text:span text:style-name="T5">"Nay" will cause a proposal to permanently fail.</text:span></text:p>
        </text:list-item>
        <text:list-item>
          <text:p text:style-name="P11"><text:span text:style-name="T9">In the event of a tie vote, the proposal fails.</text:span></text:p>
        </text:list-item>
        <text:list-item>
          <text:p text:style-name="P11"><text:span text:style-name="T9">The President may vote and may sponsor proposals.</text:span></text:p>
        </text:list-item>
      </text:list>
      <text:p text:style-name="P3"/>
      <text:p text:style-name="P16"><text:span text:style-name="T4">Section 2 - Board of Directors</text:span></text:p>
      <text:p text:style-name="P1"><text:soft-page-break/><text:span text:style-name="T9">The Board of Directors, a.k.a. board, a.k.a. board of officers, is defined as all current elected officers of the DHMN. <text:s/></text:span></text:p>
      <text:p text:style-name="P6"/>
      <text:p text:style-name="P13"><text:bookmark text:name="_uewe9rrjw7ja"/><text:span text:style-name="T11">Section 3 - Elections for the Officers:</text:span></text:p>
      <text:p text:style-name="P1"><text:span text:style-name="T9">Elections s</text:span><text:span text:style-name="T5">hall occur annually at dates determined by the sitting </text:span><text:span text:style-name="T9">Officers</text:span><text:span text:style-name="T5"> and shall be open to all active members and be communicated </text:span><text:span text:style-name="T9">via the DHMN mailing list</text:span><text:span text:style-name="T5">. <text:s/>Each voter shall vote “Yea” or “Nay” for each candidate. The candi</text:span><text:span text:style-name="T9">date with the most </text:span><text:span text:style-name="T5">"Yea" votes </text:span><text:span text:style-name="T9">is </text:span><text:span text:style-name="T5">elected. Tie votes shall require a run-off vote. When the election results are confirmed and announced, the </text:span><text:span text:style-name="T9">Officer</text:span><text:span text:style-name="T5"> seats are vacated and assumed by the newly elected members.</text:span></text:p>
      <text:p text:style-name="P2"/>
      <text:p text:style-name="P14"><text:span text:style-name="T3">Article IV – Revisions to These Bylaws</text:span></text:p>
      <text:p text:style-name="P16"><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4"><text:span text:style-name="T3">Article V – Dissolution of the Organization</text:span></text:p>
      <text:p text:style-name="P16"><text:span text:style-name="T4">Section 1 – Dissolution</text:span></text:p>
      <text:p text:style-name="P1"><text:span text:style-name="T5">The </text:span><text:span text:style-name="T9">DHMN </text:span><text:span text:style-name="T5">may not dissolve less than 30 days from the time a proposal to dissolve passes.</text:span></text:p>
      <text:p text:style-name="P16"><text:span text:style-name="T4">Section 2 – Asset Distribution</text:span></text:p>
      <text:p text:style-name="P1"><text:span text:style-name="T5">In the event that a movement to dissolve the </text:span><text:span text:style-name="T9">DHMN </text:span><text:span text:style-name="T5">passes, assets may be liquidized to pay off any debt the organization may have accrued. Any remaining assets of the </text:span><text:span text:style-name="T9">DHMN </text:span><text:span text:style-name="T5">must be donated to an IRS 501c3 compliant charitable, educational, or scientific endeavor.</text:span></text:p>
      <text:p text:style-name="P2"/>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81" meta:word-count="1323" meta:character-count="8105" meta:non-whitespace-character-count="6860"/>
    <meta:generator>LibreOfficeDev/5.1.0.3$Linux_X86_64 LibreOffice_project/</meta:generator>
  </office:meta>
</office:document-meta>
</file>